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  <table:table-cell table:number-columns-repeated="24" table:style-name="ce21"/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317">
            <text:p>317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315">
            <text:p>315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1247">
            <text:p>1247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425">
            <text:p>425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2" office:value-type="string">
            <text:p>Babysittee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235">
            <text:p>235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466">
            <text:p>466</text:p>
          </table:table-cell>
        </table:table-row>
        <table:table-row table:style-name="ro2">
          <table:table-cell table:style-name="ce22" office:value-type="string">
            <text:p>Stranger</text:p>
          </table:table-cell>
          <table:table-cell table:style-name="ce22" office:value-type="float" office:value="418">
            <text:p>41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849">
            <text:p>84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2:.B26])" office:value-type="string">
            <text:p>5061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3858">
            <text:p>3858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684">
            <text:p>68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716">
            <text:p>716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office:value-type="float" office:value="5258">
            <text:p>5258</text:p>
          </table:table-cell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245">
            <text:p>245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394">
            <text:p>394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555">
            <text:p>55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1323">
            <text:p>1323</text:p>
          </table:table-cell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357">
            <text:p>357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1226">
            <text:p>1226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711">
            <text:p>711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1485">
            <text:p>1485</text:p>
          </table:table-cell>
          <table:table-cell table:style-name="ce22" office:value-type="float" office:value="2161">
            <text:p>2161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0">
            <text:p>40</text:p>
          </table:table-cell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289">
            <text:p>28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904">
            <text:p>2904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423">
            <text:p>4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